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ndara Light" svg:font-family="'Candara Light'" style:font-family-generic="swiss" style:font-pitch="variable"/>
    <style:font-face style:name="Candara Light1" svg:font-family="'Candara Light'" style:font-adornments="Negrito"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c295ff" officeooo:paragraph-rsid="00c295ff"/>
    </style:style>
    <style:style style:name="P2" style:family="paragraph" style:parent-style-name="Text_20_body" style:list-style-name="L1">
      <style:text-properties officeooo:rsid="00c30f9c" officeooo:paragraph-rsid="00c30f9c"/>
    </style:style>
    <style:style style:name="P3" style:family="paragraph" style:parent-style-name="Text_20_body" style:list-style-name="L1">
      <style:text-properties officeooo:rsid="00c3ca99" officeooo:paragraph-rsid="00c3ca99"/>
    </style:style>
    <style:style style:name="P4" style:family="paragraph" style:parent-style-name="Text_20_body" style:list-style-name="L1">
      <style:text-properties officeooo:rsid="00c74577" officeooo:paragraph-rsid="00c74577"/>
    </style:style>
    <style:style style:name="P5" style:family="paragraph" style:parent-style-name="Text_20_body" style:list-style-name="L1">
      <style:text-properties officeooo:rsid="00c75a95" officeooo:paragraph-rsid="00c75a95"/>
    </style:style>
    <style:style style:name="P6" style:family="paragraph" style:parent-style-name="Text_20_body" style:list-style-name="L1">
      <style:text-properties officeooo:rsid="00c8e727" officeooo:paragraph-rsid="00c8e727"/>
    </style:style>
    <style:style style:name="P7" style:family="paragraph" style:parent-style-name="Text_20_body" style:list-style-name="L1">
      <style:text-properties officeooo:rsid="00c989e8" officeooo:paragraph-rsid="00c989e8"/>
    </style:style>
    <style:style style:name="T1" style:family="text">
      <style:text-properties officeooo:rsid="00c3e89f"/>
    </style:style>
    <style:style style:name="T2" style:family="text">
      <style:text-properties officeooo:rsid="00c54141"/>
    </style:style>
    <style:style style:name="T3" style:family="text">
      <style:text-properties officeooo:rsid="00c6ae00"/>
    </style:style>
    <style:style style:name="T4" style:family="text">
      <style:text-properties officeooo:rsid="00c74a9e"/>
    </style:style>
    <style:style style:name="T5" style:family="text">
      <style:text-properties officeooo:rsid="00c829d7"/>
    </style:style>
    <style:style style:name="T6" style:family="text">
      <style:text-properties officeooo:rsid="00cc8209"/>
    </style:style>
    <style:style style:name="T7" style:family="text">
      <style:text-properties officeooo:rsid="00ccdb1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essageria</text:h>
      <text:list xml:id="list3490758352" text:style-name="L1">
        <text:list-item>
          <text:p text:style-name="P2">Conceito de sistemas distribuídos que define um método de comunicação entre componentes ou sistemas onde mensagens são enviadas de um remetente para um ou mais destinatários sem que as duas partes estejam disponíveis simultaneamente</text:p>
        </text:list-item>
        <text:list-item>
          <text:p text:style-name="P3">Possui um produtor que cria e envia mensagens, um consumidor que recebe e processa mensagens e um broker que faz o intermédio de um produtor e um produtor e <text:span text:style-name="T1">a </text:span>ger<text:span text:style-name="T3">e</text:span>ncia <text:span text:style-name="T2">d</text:span>o fluxo de mensagens</text:p>
        </text:list-item>
        <text:list-item>
          <text:p text:style-name="P4">Características:</text:p>
          <text:list>
            <text:list-item>
              <text:p text:style-name="P4">Assíncrono: O produtor não precisa esperar pela resposta do consumidor</text:p>
            </text:list-item>
            <text:list-item>
              <text:p text:style-name="P4">Desacoplado: A comunicação é feita sem que os componentes conheçam detalhes um do outro</text:p>
            </text:list-item>
            <text:list-item>
              <text:p text:style-name="P4">Escalável: <text:span text:style-name="T4">Facilita o crescimento ao permitir o processamento dos dados de maneria distribuída</text:span></text:p>
            </text:list-item>
            <text:list-item>
              <text:p text:style-name="P5">Confiável: Em muitos sistemas de me<text:span text:style-name="T5">s</text:span>sageria a entrega de mensagens é garantida</text:p>
            </text:list-item>
          </text:list>
        </text:list-item>
        <text:list-item>
          <text:p text:style-name="P6">Padrões comuns:</text:p>
          <text:list>
            <text:list-item>
              <text:p text:style-name="P6">Point-to-point: Uma mensagem é entregue a apenas um consumidor (SQS)</text:p>
            </text:list-item>
            <text:list-item>
              <text:p text:style-name="P6">Publisher/Subscriber: Uma mensagem é entregue a vários consumidores (SNS)</text:p>
            </text:list-item>
          </text:list>
        </text:list-item>
        <text:list-item>
          <text:p text:style-name="P7">Benefícios:</text:p>
          <text:list>
            <text:list-item>
              <text:p text:style-name="P7">Reduz acoplamento</text:p>
            </text:list-item>
            <text:list-item>
              <text:p text:style-name="P7">Maior resiliência e tolerância a falhas</text:p>
            </text:list-item>
            <text:list-item>
              <text:p text:style-name="P7">Mensagens podem ser processadas em lotes ou em tempo real </text:p>
            </text:list-item>
            <text:list-item>
              <text:p text:style-name="P7">Facilidade <text:span text:style-name="T7">de implementar</text:span> event oriented arch<text:span text:style-name="T6">itcture</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ndara Light" svg:font-family="'Candara Light'" style:font-family-generic="swiss" style:font-pitch="variable"/>
    <style:font-face style:name="Candara Light1" svg:font-family="'Candara Light'" style:font-adornments="Negrito"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ndara Light1" fo:font-family="'Candara Light'" style:font-style-name="Negrito" style:font-family-generic="swiss" style:font-pitch="variable" fo:font-size="14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5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4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5%"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1T20:36:26.567000000</meta:creation-date>
    <meta:editing-duration>PT13M44S</meta:editing-duration>
    <meta:editing-cycles>15</meta:editing-cycles>
    <meta:generator>LibreOffice/7.5.1.2$Windows_X86_64 LibreOffice_project/fcbaee479e84c6cd81291587d2ee68cba099e129</meta:generator>
    <dc:title>default</dc:title>
    <dc:date>2024-08-21T20:50:16.084000000</dc:date>
    <meta:document-statistic meta:table-count="0" meta:image-count="0" meta:object-count="0" meta:page-count="1" meta:paragraph-count="16" meta:word-count="181" meta:character-count="1124" meta:non-whitespace-character-count="973"/>
    <meta:template xlink:type="simple" xlink:actuate="onRequest" xlink:title="default" xlink:href="../../../../Users/PC/AppData/Roaming/LibreOffice/4/user/template/default.ott" meta:date="2024-08-21T20:36:26.247000000"/>
  </office:meta>
</office:document-meta>
</file>